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pitch="variable"/>
    <style:font-face style:name="Source Sans Pro Black2"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4.333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36pt"/>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loext:graphic-properties draw:fill-color="#ffffff"/>
      <style:paragraph-properties style:writing-mode="lr-tb"/>
      <style:text-properties fo:font-size="20pt" style:font-size-asian="20pt" style:font-size-complex="20pt"/>
    </style:style>
    <style:style style:name="P5" style:family="paragraph">
      <loext:graphic-properties draw:fill-color="#ffffff"/>
      <style:paragraph-properties style:writing-mode="lr-tb"/>
      <style:text-properties fo:font-size="40pt"/>
    </style:style>
    <style:style style:name="P6" style:family="paragraph">
      <style:paragraph-properties fo:margin-left="0cm" fo:margin-right="0cm" fo:margin-top="0cm" fo:margin-bottom="0.298cm" fo:text-indent="0cm"/>
    </style:style>
    <style:style style:name="T1" style:family="text">
      <style:text-properties fo:font-size="36pt"/>
    </style:style>
    <style:style style:name="T2" style:family="text">
      <style:text-properties fo:color="#808080" loext:opacity="100%"/>
    </style:style>
    <style:style style:name="T3" style:family="text">
      <style:text-properties fo:color="#808080" loext:opacity="100%"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21.599998474121pt" style:font-size-asian="121.599998474121pt" style:font-size-complex="121.599998474121pt"/>
    </style:style>
    <style:style style:name="T7" style:family="text">
      <style:text-properties fo:font-size="96pt" fo:font-style="italic" style:font-size-asian="96pt" style:font-style-asian="italic" style:font-size-complex="96pt" style:font-style-complex="italic"/>
    </style:style>
    <style:style style:name="T8" style:family="text">
      <style:text-properties fo:font-size="96pt" fo:font-style="italic" fo:font-weight="bold" style:font-size-asian="96pt" style:font-style-asian="italic" style:font-weight-asian="bold" style:font-size-complex="96pt" style:font-style-complex="italic"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color="#ffff00" loext:opacity="100%" fo:font-style="normal" fo:font-weight="normal" fo:background-color="#ffff00" style:font-style-asian="normal" style:font-weight-asian="normal" style:font-style-complex="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use-window-font-color="true" loext:opacity="0%" style:text-outline="false" style:text-line-through-style="none" style:text-line-through-type="none" style:font-name="Source Sans Pro1"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5" style:family="text">
      <style:text-properties fo:color="#808080" loext:opacity="100%" fo:font-style="normal" fo:font-weight="normal" style:font-style-asian="normal" style:font-weight-asian="normal" style:font-style-complex="normal" style:font-weight-complex="normal"/>
    </style:style>
    <style:style style:name="T16" style:family="text">
      <style:text-properties fo:color="#ff0000" loext:opacity="100%" fo:font-style="normal" fo:font-weight="normal" style:font-style-asian="normal" style:font-weight-asian="normal" style:font-style-complex="normal" style:font-weight-complex="normal"/>
    </style:style>
    <style:style style:name="T17" style:family="text">
      <style:text-properties fo:color="#000000" loext:opacity="100%"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fo:color="#ff6d6d" loext:opacity="100%" fo:font-style="normal" fo:font-weight="normal" style:font-style-asian="normal" style:font-weight-asian="normal" style:font-style-complex="normal" style:font-weight-complex="normal"/>
    </style:style>
    <style:style style:name="T20" style:family="text">
      <style:text-properties fo:color="#729fcf" loext:opacity="100%" fo:font-style="normal" fo:font-weight="normal" style:font-style-asian="normal" style:font-weight-asian="normal" style:font-style-complex="normal" style:font-weight-complex="normal"/>
    </style:style>
    <style:style style:name="T21" style:family="text">
      <style:text-properties fo:color="#000000" loext:opacity="100%" fo:font-style="normal" fo:font-weight="normal" style:font-style-asian="normal" style:font-weight-asian="normal" style:font-style-complex="normal" style:font-weight-complex="normal"/>
    </style:style>
    <style:style style:name="T22" style:family="text">
      <style:text-properties fo:color="#000000" loext:opacity="100%" fo:font-style="italic" fo:font-weight="normal" style:font-style-asian="italic" style:font-weight-asian="normal" style:font-style-complex="italic" style:font-weight-complex="normal"/>
    </style:style>
    <style:style style:name="T23" style:family="text">
      <style:text-properties fo:color="#808080" loext:opacity="100%" fo:font-style="italic" fo:font-weight="normal" style:font-style-asian="italic" style:font-weight-asian="normal" style:font-style-complex="italic" style:font-weight-complex="normal"/>
    </style:style>
    <style:style style:name="T24" style:family="text">
      <style:text-properties fo:color="#ffff00" loext:opacity="100%" fo:font-style="normal" fo:font-weight="bold" fo:background-color="#ffff00" style:font-style-asian="normal" style:font-weight-asian="bold" style:font-style-complex="normal" style:font-weight-complex="bold"/>
    </style:style>
    <style:style style:name="T25" style:family="text">
      <style:text-properties fo:font-size="205.899993896484pt" style:font-size-asian="205.899993896484pt" style:font-size-complex="205.89999389648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12cm" svg:x="1.25cm" svg:y="1cm" presentation:class="title">
          <draw:text-box>
            <text:p text:style-name="P1">CompSci 2SD3<text:line-break/>Tutorial #10</text:p>
          </draw:text-box>
        </draw:frame>
        <draw:frame presentation:style-name="pr2" draw:text-style-name="P2" draw:layer="layout" svg:width="25cm" svg:height="4.333cm" svg:x="1.25cm" svg:y="14.333cm" presentation:class="subtitle">
          <draw:text-box>
            <text:p><text:span text:style-name="T1">TA: Jatin Chowdhary</text:span></text:p>
            <text:p><text:span text:style-name="T1">DATE: April 12th, 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nouncements (1)</text:p>
          </draw:text-box>
        </draw:frame>
        <draw:frame presentation:style-name="pr5" draw:text-style-name="P1" draw:layer="layout" svg:width="25.061cm" svg:height="12.955cm" svg:x="1.397cm" svg:y="5.333cm" presentation:class="outline" presentation:user-transformed="true">
          <draw:text-box>
            <text:list text:style-name="L2">
              <text:list-item>
                <text:p>Assignment #3 is marked</text:p>
                <text:list>
                  <text:list-item>
                    <text:p>Marks should be out soon</text:p>
                  </text:list-item>
                  <text:list-item>
                    <text:p>If there is any issue, shoot me an email!</text:p>
                    <text:list>
                      <text:list-item>
                        <text:p><text:span text:style-name="T2">Or if you want to know your mark in advance.</text:span></text:p>
                      </text:list-item>
                    </text:list>
                  </text:list-item>
                </text:list>
              </text:list-item>
              <text:list-item>
                <text:p>Assignment #4 won’t be marked till next week</text:p>
                <text:list>
                  <text:list-item>
                    <text:p>Not a pressing issue</text:p>
                    <text:list>
                      <text:list-item>
                        <text:p>Limited GO content on exam</text:p>
                        <text:list>
                          <text:list-item>
                            <text:p><text:span text:style-name="T3">No GO programming</text:span></text:p>
                          </text:list-item>
                        </text:list>
                      </text:list-item>
                    </text:list>
                  </text:list-item>
                  <text:list-item>
                    <text:p>These slides are more important</text:p>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Announcements (2)</text:p>
          </draw:text-box>
        </draw:frame>
        <draw:frame presentation:style-name="pr5" draw:text-style-name="P1" draw:layer="layout" svg:width="25.061cm" svg:height="12.955cm" svg:x="1.397cm" svg:y="5.333cm" presentation:class="outline" presentation:user-transformed="true">
          <draw:text-box>
            <text:list text:style-name="L2">
              <text:list-item>
                <text:p>Marking</text:p>
                <text:list>
                  <text:list-item>
                    <text:p>Marks for assignment 1, 2, and 3 have been released</text:p>
                  </text:list-item>
                  <text:list-item>
                    <text:p>Marks for midterm 1 and 2 have been released</text:p>
                  </text:list-item>
                  <text:list-item>
                    <text:p>If there is any issue, send me an email!</text:p>
                    <text:list>
                      <text:list-item>
                        <text:p><text:span text:style-name="T2">This includes regrades – your mark will not decrease</text:span></text:p>
                      </text:list-item>
                    </text:list>
                  </text:list-item>
                </text:list>
              </text:list-item>
              <text:list-item>
                <text:p>Midterm 2</text:p>
                <text:list>
                  <text:list-item>
                    <text:p>Some guy in T01 got the highest mark (100%)</text:p>
                  </text:list-item>
                  <text:list-item>
                    <text:p>Plenty of people got 14/15 (in T03)</text:p>
                    <text:list>
                      <text:list-item>
                        <text:p><text:span text:style-name="T2">Virtually everyone lost a mark on the multiple choic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4"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Other (1)</text:p>
          </draw:text-box>
        </draw:frame>
        <draw:frame presentation:style-name="pr5" draw:text-style-name="P1" draw:layer="layout" svg:width="25.061cm" svg:height="12.955cm" svg:x="1.397cm" svg:y="5.333cm" presentation:class="outline" presentation:user-transformed="true">
          <draw:text-box>
            <text:list text:style-name="L2">
              <text:list-item>
                <text:p>What do you need?</text:p>
                <text:list>
                  <text:list-item>
                    <text:p>Money</text:p>
                    <text:list>
                      <text:list-item>
                        <text:p><text:span text:style-name="T3">Was not too effective for the midterm</text:span></text:p>
                      </text:list-item>
                    </text:list>
                  </text:list-item>
                  <text:list-item>
                    <text:p>Motivation</text:p>
                    <text:list>
                      <text:list-item>
                        <text:p><text:span text:style-name="T3">What motivates y’all?</text:span></text:p>
                      </text:list-item>
                    </text:list>
                  </text:list-item>
                  <text:list-item>
                    <text:p>Food</text:p>
                    <text:list>
                      <text:list-item>
                        <text:p><text:span text:style-name="T3">Should we order pizza right now?</text:span></text:p>
                      </text:list-item>
                    </text:list>
                  </text:list-item>
                  <text:list-item>
                    <text:p>Answers</text:p>
                    <text:list>
                      <text:list-item>
                        <text:p><text:span text:style-name="T3">Wanna see the final exam?</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4"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Other (2)</text:p>
          </draw:text-box>
        </draw:frame>
        <draw:frame presentation:style-name="pr5" draw:text-style-name="P1" draw:layer="layout" svg:width="25.061cm" svg:height="12.955cm" svg:x="1.397cm" svg:y="5.333cm" presentation:class="outline" presentation:user-transformed="true">
          <draw:text-box>
            <text:list text:style-name="L2">
              <text:list-item>
                <text:p>I think I’ve figured it out</text:p>
                <text:list>
                  <text:list-item>
                    <text:p>What seems to work best is constant reminders</text:p>
                  </text:list-item>
                </text:list>
              </text:list-item>
              <text:list-item>
                <text:p>Hence, expect hourly emails</text:p>
                <text:list>
                  <text:list-item>
                    <text:p>Up until the exam</text:p>
                  </text:list-item>
                </text:list>
              </text:list-item>
              <text:list-item>
                <text:p>I’ll try to create more review stuff up until the exam</text:p>
                <text:list>
                  <text:list-item>
                    <text:p>More questions/answers</text:p>
                  </text:list-item>
                  <text:list-item>
                    <text:p><text:span text:style-name="T4">No promises</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6"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Final Exam</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5">This Thursday</text:span></text:p>
                <text:list>
                  <text:list-item>
                    <text:p>April 12th, 2022</text:p>
                    <text:list>
                      <text:list-item>
                        <text:p><text:span text:style-name="T3">3 days from right now, literally</text:span></text:p>
                      </text:list-item>
                    </text:list>
                  </text:list-item>
                </text:list>
              </text:list-item>
              <text:list-item>
                <text:p>Start time = 7:30PM</text:p>
              </text:list-item>
              <text:list-item>
                <text:p>Duration = 2.5 hours</text:p>
              </text:list-item>
              <text:list-item>
                <text:p>Location = DBAC/IWC</text:p>
              </text:list-item>
              <text:list-item>
                <text:p><text:a xlink:href="http://www.cas.mcmaster.ca/~franek/courses/cs2sd3/bboard/fe_material.html" xlink:type="simple">Outline can be found here</text:a></text:p>
              </text:list-item>
              <text:list-item>
                <text:p><text:span text:style-name="T3">What exams do you have before 2SD3?</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6" draw:text-style-name="P4"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Course Evaluation</text:p>
          </draw:text-box>
        </draw:frame>
        <draw:frame presentation:style-name="pr5" draw:text-style-name="P1" draw:layer="layout" svg:width="25.061cm" svg:height="12.955cm" svg:x="1.397cm" svg:y="5.333cm" presentation:class="outline" presentation:user-transformed="true">
          <draw:text-box>
            <text:list text:style-name="L2">
              <text:list-item>
                <text:p>Take 3.3 mins to fill one out</text:p>
              </text:list-item>
              <text:list-item>
                <text:p>No need for 10 page reviews; a few lines is good enough</text:p>
              </text:list-item>
              <text:list-item>
                <text:p>Try to be honest</text:p>
                <text:list>
                  <text:list-item>
                    <text:p><text:span text:style-name="T2">The evalulations are (mostly) anonymous</text:span></text:p>
                  </text:list-item>
                </text:list>
              </text:list-item>
              <text:list-item>
                <text:p>Deadline is tonight!</text:p>
              </text:list-item>
              <text:list-item>
                <text:p><text:span text:style-name="T4">Yes, we do read them!</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6" draw:text-style-name="P4" draw:layer="layout" svg:width="15.199cm" svg:height="12.464cm" svg:x="2.9cm" svg:y="14.157cm" presentation:class="notes" presentation:placeholder="true">
            <draw:text-box/>
          </draw:frame>
        </presentation:notes>
      </draw:page>
      <draw:page draw:name="page8" draw:style-name="dp3" draw:master-page-name="Vivid2" presentation:presentation-page-layout-name="AL3T32" presentation:use-date-time-name="dtd1">
        <office:forms form:automatic-focus="false" form:apply-design-mode="false"/>
        <draw:frame presentation:style-name="pr7" draw:text-style-name="P5" draw:layer="layout" svg:width="25.199cm" svg:height="16.255cm" svg:x="1.397cm" svg:y="2.336cm" presentation:class="subtitle" presentation:user-transformed="true">
          <draw:text-box>
            <text:p><text:span text:style-name="T6">Any Questions?</text:span></text:p>
          </draw:text-box>
        </draw:frame>
        <presentation:notes draw:style-name="dp2" presentation:use-date-time-name="dtd1">
          <draw:page-thumbnail draw:style-name="gr1" draw:layer="layout" svg:width="12.292cm" svg:height="10.386cm" svg:x="4.352cm" svg:y="3.104cm" draw:page-number="8" presentation:class="page"/>
          <draw:frame presentation:style-name="pr8" draw:text-style-name="P4"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Disclosure</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7"><text:s/></text:span><text:span text:style-name="T7">I have </text:span><text:span text:style-name="T8">NOT</text:span><text:span text:style-name="T7"> seen <text:s text:c="2"/>the final exam</text:span></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6" draw:text-style-name="P4"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hread Signaling (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3">This was on midterm 2</text:span></text:p>
              </text:list-item>
              <text:list-item>
                <text:p><text:span text:style-name="T9">Question:</text:span><text:span text:style-name="T10"> If a signal is sent to a process with several threads, which of the threads receives the signal?</text:span></text:p>
              </text:list-item>
              <text:list-item>
                <text:p><text:span text:style-name="T9">Options: </text:span></text:p>
                <text:list>
                  <text:list-item>
                    <text:p><text:span text:style-name="T11">A) All of the threads</text:span></text:p>
                  </text:list-item>
                  <text:list-item>
                    <text:p><text:span text:style-name="T11">B) Only the main thread (i.e. The thread with the lowest TID)</text:span></text:p>
                  </text:list-item>
                  <text:list-item>
                    <text:p><text:span text:style-name="T11">C) The thread that is just executing when the signal is received</text:span></text:p>
                  </text:list-item>
                  <text:list-item>
                    <text:p><text:span text:style-name="T11">D) None of the above</text:span></text:p>
                  </text:list-item>
                </text:list>
              </text:list-item>
              <text:list-item>
                <text:p><text:span text:style-name="T9">Answer:</text:span><text:span text:style-name="T11"> </text:span><text:span text:style-name="T12">D &amp; (Partial Credit For C)</text:span></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6" draw:text-style-name="P4"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hread Signaling (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f a signal is sent to a process with several threads, which of the threads receives the signal?</text:span></text:p>
              </text:list-item>
              <text:list-item>
                <text:p><text:span text:style-name="T9">Explanation: </text:span></text:p>
                <text:list>
                  <text:list-item>
                    <text:p><text:span text:style-name="T11">A) In lecture Dr. Franek said </text:span><text:span text:style-name="T13">all</text:span><text:span text:style-name="T11"> threads receive the signal. What he meant to say is </text:span><text:span text:style-name="T13">any</text:span><text:span text:style-name="T11"> of the threads can receive the signal. This option is incorret.</text:span></text:p>
                  </text:list-item>
                  <text:list-item>
                    <text:p><text:span text:style-name="T11">B) This does not make sense. Why would the main thread only receive the signal? This is certainly possible, but it does not make sense.</text:span></text:p>
                  </text:list-item>
                  <text:list-item>
                    <text:p><text:span text:style-name="T11">C) The currently executing thread can receive the signal, but not always.</text:span></text:p>
                  </text:list-item>
                  <text:list-item>
                    <text:p><text:span text:style-name="T11">D) This is the correct answer. Any of the threads can receive the signal, even if it is blocked or sleeping.</text:span></text:p>
                  </text:list-item>
                </text:list>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6" draw:text-style-name="P4"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Thread Signaling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f a signal is sent to a process with several threads, which of the threads receives the signal?</text:span></text:p>
              </text:list-item>
              <text:list-item>
                <text:p><text:span text:style-name="T9">Explanation: </text:span></text:p>
                <text:list>
                  <text:list-item>
                    <text:p><text:span text:style-name="T11">Signal handling with threads needs to be handled by you, the programmer. There are various approaches you can take, for example:</text:span></text:p>
                    <text:list>
                      <text:list-item>
                        <text:p><text:span text:style-name="T11">Dedicate a single thread for handling signals and communicating with other threads</text:span></text:p>
                      </text:list-item>
                      <text:list-item>
                        <text:p><text:span text:style-name="T11">Force the currently executing thread to handle the signal</text:span></text:p>
                      </text:list-item>
                      <text:list-item>
                        <text:p><text:span text:style-name="T11">Etc.</text:span></text:p>
                      </text:list-item>
                    </text:list>
                  </text:list-item>
                  <text:list-item>
                    <text:p><text:span text:style-name="T11">The main takeaway is that if you send a signal to a process, you cannot determine which thread handles the signal, because it is implementation specific.</text:span></text:p>
                    <text:list>
                      <text:list-item>
                        <text:p><text:span text:style-name="T11">In other words, you have to program it.</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2" presentation:class="page"/>
          <draw:frame presentation:style-name="pr6" draw:text-style-name="P4"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Refer to </text:span><text:span text:style-name="T4">question2</text:span><text:span text:style-name="T10">; Which scenario will we most likely see.</text:span></text:p>
                <text:list>
                  <text:list-item>
                    <text:p><text:span text:style-name="T10">Scenario A:</text:span></text:p>
                    <text:list>
                      <text:list-item>
                        <text:p><text:span text:style-name="T10">Thread 22220, hey</text:span></text:p>
                      </text:list-item>
                      <text:list-item>
                        <text:p><text:span text:style-name="T14">Thread </text:span><text:span text:style-name="T10">22220, bye</text:span></text:p>
                      </text:list-item>
                      <text:list-item>
                        <text:p><text:span text:style-name="T14">Thread </text:span><text:span text:style-name="T10">22222, hey</text:span></text:p>
                      </text:list-item>
                      <text:list-item>
                        <text:p><text:span text:style-name="T14">Thread </text:span><text:span text:style-name="T10">22222, bye</text:span></text:p>
                      </text:list-item>
                      <text:list-item>
                        <text:p><text:span text:style-name="T10">Terminating</text:span></text:p>
                      </text:list-item>
                    </text:list>
                  </text:list-item>
                  <text:list-item>
                    <text:p><text:span text:style-name="T10">Scenario B: <text:s/></text:span></text:p>
                    <text:list>
                      <text:list-item>
                        <text:p><text:span text:style-name="T14">Thread </text:span><text:span text:style-name="T10">22220, hey</text:span></text:p>
                      </text:list-item>
                      <text:list-item>
                        <text:p><text:span text:style-name="T14">Thread </text:span><text:span text:style-name="T10">22220, bye</text:span></text:p>
                      </text:list-item>
                      <text:list-item>
                        <text:p><text:span text:style-name="T10">Terminating</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6" draw:text-style-name="P4"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Options:</text:span></text:p>
                <text:list>
                  <text:list-item>
                    <text:p><text:span text:style-name="T10">A) Scenario A, because the critical section of doit() starts with pthread_mutex_lock(&amp;flock); and ends with pthread_exit(NULL);. Thus each thread is “protected” during the “conversation” with the user.</text:span></text:p>
                  </text:list-item>
                  <text:list-item>
                    <text:p><text:span text:style-name="T10">B) Scenario B, since the critical section of doit() starts with pthread_mutex_lock(&amp;flock); and ends with pthread_exit(NULL); and thus the mutex flock is never unlocked. Thus the first thread will lock flock and the second thread will wait forever.</text:span></text:p>
                  </text:list-item>
                  <text:list-item>
                    <text:p><text:span text:style-name="T10">C) Scenario A, because the critical section of doit() starts with pthread_mutex_lock(&amp;flock); and ends with pthread_mutex_unlock(NULL);. Thus each thread is “protected” during the “conversation” with the user.</text:span></text:p>
                  </text:list-item>
                  <text:list-item>
                    <text:p><text:span text:style-name="T10">D) It cannot be determined, it depends on the timing of events. If the first thread terminates before the second thread tries to lock flock, everything will be OK and we will see Scenario A, otherwise we will see Scenario B.</text:span></text:p>
                  </text:list-item>
                  <text:list-item>
                    <text:p><text:span text:style-name="T10">E) Scenario A, because the critical section of doit() starts with pthread_mutex_lock(&amp;flock); and ends with pthread_mutex_unlock(&amp;flock);. Thus each thread is “protected” during the “conversation” with the user.</text:span></text:p>
                  </text:list-item>
                </text:list>
              </text:list-item>
              <text:list-item>
                <text:p><text:span text:style-name="T9">Answer: </text:span><text:span text:style-name="T12">E</text:span></text:p>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4"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Refer to </text:span><text:span text:style-name="T4">question3</text:span><text:span text:style-name="T10">; Which scenario will we most likely see.</text:span></text:p>
                <text:list>
                  <text:list-item>
                    <text:p><text:span text:style-name="T10">Scenario A:</text:span></text:p>
                    <text:list>
                      <text:list-item>
                        <text:p><text:span text:style-name="T10">Thread 22220, hey</text:span></text:p>
                      </text:list-item>
                      <text:list-item>
                        <text:p><text:span text:style-name="T14">Thread </text:span><text:span text:style-name="T10">22220, bye</text:span></text:p>
                      </text:list-item>
                      <text:list-item>
                        <text:p><text:span text:style-name="T14">Thread </text:span><text:span text:style-name="T10">22222, hey</text:span></text:p>
                      </text:list-item>
                      <text:list-item>
                        <text:p><text:span text:style-name="T14">Thread </text:span><text:span text:style-name="T10">22222, bye</text:span></text:p>
                      </text:list-item>
                      <text:list-item>
                        <text:p><text:span text:style-name="T10">Terminating</text:span></text:p>
                      </text:list-item>
                    </text:list>
                  </text:list-item>
                  <text:list-item>
                    <text:p><text:span text:style-name="T10">Scenario B: <text:s/></text:span></text:p>
                    <text:list>
                      <text:list-item>
                        <text:p><text:span text:style-name="T14">Thread </text:span><text:span text:style-name="T10">22220, hey</text:span></text:p>
                      </text:list-item>
                      <text:list-item>
                        <text:p><text:span text:style-name="T14">Thread </text:span><text:span text:style-name="T10">22220, bye</text:span></text:p>
                      </text:list-item>
                      <text:list-item>
                        <text:p><text:span text:style-name="T10">Terminating</text:span></text:p>
                      </text:list-item>
                    </text:list>
                  </text:list-item>
                  <text:list-item>
                    <text:p><text:span text:style-name="T10">Scenario C:</text:span></text:p>
                    <text:list>
                      <text:list-item>
                        <text:p text:style-name="P6"><text:span text:style-name="T14">Thread </text:span><text:span text:style-name="T10">22222, hey</text:span></text:p>
                      </text:list-item>
                      <text:list-item>
                        <text:p><text:span text:style-name="T14">Thread </text:span><text:span text:style-name="T10">22222, bye </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6" draw:text-style-name="P4"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Options:</text:span></text:p>
                <text:list>
                  <text:list-item>
                    <text:p><text:span text:style-name="T10">A) Scenario A, because the the variable </text:span><text:span text:style-name="T4">areWeThereYet</text:span><text:span text:style-name="T10"> is local to each thread. Hence both threads get to execute without interferring with each other.</text:span></text:p>
                  </text:list-item>
                  <text:list-item>
                    <text:p><text:span text:style-name="T10">B) Scenario B, because the variable </text:span><text:span text:style-name="T4">areWeThereYet</text:span><text:span text:style-name="T10"> is global. So thread 2 will execute first and change the value of areWeThereYet, which will prevent thread 3 from running.</text:span></text:p>
                  </text:list-item>
                  <text:list-item>
                    <text:p><text:span text:style-name="T10">C) Scenario C, because thread 3 will execute first but it won't be able to finish due to not being able to release the mutex lock. The execution is blocked.</text:span></text:p>
                  </text:list-item>
                  <text:list-item>
                    <text:p><text:span text:style-name="T10">D) Order of execution cannot be determined. We have no control over the scheduler and how it determines which process/thread gets to execute.</text:span></text:p>
                  </text:list-item>
                  <text:list-item>
                    <text:p><text:span text:style-name="T10">E) Both Scenario A and B are possible.</text:span></text:p>
                  </text:list-item>
                  <text:list-item>
                    <text:p><text:span text:style-name="T10">F) None of the above</text:span></text:p>
                  </text:list-item>
                </text:list>
              </text:list-item>
              <text:list-item>
                <text:p><text:span text:style-name="T9">Answer: </text:span><text:span text:style-name="T12">E</text:span></text:p>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6" draw:text-style-name="P4"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format specifier is incorrect for </text:span><text:span text:style-name="T4">pthread_self()</text:span><text:span text:style-name="T10">?</text:span></text:p>
              </text:list-item>
              <text:list-item>
                <text:p><text:span text:style-name="T9">Options: </text:span></text:p>
                <text:list>
                  <text:list-item>
                    <text:p><text:span text:style-name="T11">A) %d (signed int)</text:span></text:p>
                  </text:list-item>
                  <text:list-item>
                    <text:p><text:span text:style-name="T11">B) %u (unsiged int)</text:span></text:p>
                  </text:list-item>
                  <text:list-item>
                    <text:p><text:span text:style-name="T11">C) %s (string)</text:span></text:p>
                  </text:list-item>
                  <text:list-item>
                    <text:p><text:span text:style-name="T11">D) %lu (long unsigned int)</text:span></text:p>
                  </text:list-item>
                  <text:list-item>
                    <text:p><text:span text:style-name="T11">E) All of the above</text:span></text:p>
                  </text:list-item>
                  <text:list-item>
                    <text:p><text:span text:style-name="T11">F) None of the above</text:span></text:p>
                  </text:list-item>
                  <text:list-item>
                    <text:p><text:span text:style-name="T11">G) A and C only</text:span></text:p>
                  </text:list-item>
                </text:list>
              </text:list-item>
              <text:list-item>
                <text:p><text:span text:style-name="T9">Answer:</text:span><text:span text:style-name="T11"> </text:span><text:span text:style-name="T12">G (Partial Credit For A and C)</text:span></text:p>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6" draw:text-style-name="P4"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5</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acceptable to use %d as a format specifier for thread IDs <text:s/>(i.e. pthread_self())? What are the implications?</text:span></text:p>
              </text:list-item>
              <text:list-item>
                <text:p><text:span text:style-name="T9">Hint: </text:span></text:p>
                <text:list>
                  <text:list-item>
                    <text:p><text:span text:style-name="T11">Think about the size/range of %d</text:span></text:p>
                  </text:list-item>
                  <text:list-item>
                    <text:p><text:span text:style-name="T11">How many thread IDs are present in a system?</text:span></text:p>
                  </text:list-item>
                  <text:list-item>
                    <text:p><text:span text:style-name="T11">How big should a thread ID be?</text:span></text:p>
                  </text:list-item>
                </text:list>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6" draw:text-style-name="P4"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5</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acceptable to use %d as a format specifier for thread IDs <text:s/>(i.e. pthread_self())? What are the implications?</text:span></text:p>
              </text:list-item>
              <text:list-item>
                <text:p><text:span text:style-name="T9">Answer: </text:span></text:p>
                <text:list>
                  <text:list-item>
                    <text:p><text:span text:style-name="T11">Normally, it is not a good idea to use %d as a format specifier for pthread_self(). This is because %d is for signed integers. The range allowed via %d is not large enough to represent thread IDs. However, <text:s/>this depends on the system. Some (embedded) systems might have small thread ID numbers, so using %d is acceptable. But for most (mainstream) systems, %d is not acceptable. Even though it will not crash the program, the thread IDs can come out as negative, because %d is not large enough.</text:span></text:p>
                  </text:list-item>
                </text:list>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6" draw:text-style-name="P4"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6</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List and briefly explain the Coffman conditions that cause deadlock? </text:span></text:p>
              </text:list-item>
              <text:list-item>
                <text:p><text:span text:style-name="T9">Hint: </text:span></text:p>
                <text:list>
                  <text:list-item>
                    <text:p><text:span text:style-name="T11">Mut... Ex… </text:span></text:p>
                  </text:list-item>
                  <text:list-item>
                    <text:p><text:span text:style-name="T11">Hold and W…</text:span></text:p>
                  </text:list-item>
                  <text:list-item>
                    <text:p><text:span text:style-name="T11">No Preemp…</text:span></text:p>
                  </text:list-item>
                  <text:list-item>
                    <text:p><text:span text:style-name="T11">Circular W… </text:span></text:p>
                  </text:list-item>
                </text:list>
              </text:list-item>
            </text:list>
          </draw:text-box>
        </draw:frame>
        <presentation:notes draw:style-name="dp2" presentation:use-date-time-name="dtd1">
          <draw:page-thumbnail draw:style-name="gr1" draw:layer="layout" svg:width="12.292cm" svg:height="10.386cm" svg:x="4.352cm" svg:y="3.104cm" draw:page-number="20" presentation:class="page"/>
          <draw:frame presentation:style-name="pr6" draw:text-style-name="P4"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6</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List and briefly explain the Coffman conditions that cause deadlock? </text:span></text:p>
              </text:list-item>
              <text:list-item>
                <text:p><text:span text:style-name="T9">Answer: </text:span></text:p>
                <text:list>
                  <text:list-item>
                    <text:p><text:span text:style-name="T11">A deadlock occurs if the four Coffman conditions hold true. However, these conditions are not mutually exclusive:</text:span></text:p>
                    <text:list>
                      <text:list-item>
                        <text:p><text:span text:style-name="T13">Mutual Exclusion:</text:span><text:span text:style-name="T11"> There’s a resource that can only be held by one process at a time (i.e. Non-shareable mode). Only one process can use that resource at any given instant of time.</text:span></text:p>
                      </text:list-item>
                      <text:list-item>
                        <text:p><text:span text:style-name="T13">Hold &amp; Wait:</text:span><text:span text:style-name="T11"> A process can hold multiple resources and still request more resources from other processes that are holding them.</text:span></text:p>
                      </text:list-item>
                      <text:list-item>
                        <text:p><text:span text:style-name="T13">No Preemption:</text:span><text:span text:style-name="T11"> A resource cannot be preempted (taken) from another process by force. Processes can only voluntarily release resources.</text:span></text:p>
                      </text:list-item>
                      <text:list-item>
                        <text:p><text:span text:style-name="T13">Circular Wait:</text:span><text:span text:style-name="T11"> A process is waiting for a resource held by another process. That process is waiting for a different resource that is held by another process. And so on… </text:span></text:p>
                        <text:list>
                          <text:list-item>
                            <text:p><text:span text:style-name="T15">i.e. P1 waits for P2. P2 is waiting for P3. P3 is waiting for P1</text:span></text:p>
                            <text:list>
                              <text:list-item>
                                <text:p><text:span text:style-name="T15">P1 → P2 → P3 → P1 → P2 → … </text:span></text:p>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6" draw:text-style-name="P4"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Give an example of a deadlock detection and recovery system. Elaborate on the advantages and disadvantages of your system.</text:span></text:p>
              </text:list-item>
              <text:list-item>
                <text:p><text:span text:style-name="T9">Hint: </text:span></text:p>
                <text:list>
                  <text:list-item>
                    <text:p><text:span text:style-name="T11">Many possible answers</text:span></text:p>
                  </text:list-item>
                  <text:list-item>
                    <text:p><text:span text:style-name="T11">Think of a guard that </text:span><text:span text:style-name="T13">watches</text:span><text:span text:style-name="T11"> over the system</text:span></text:p>
                  </text:list-item>
                </text:list>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6" draw:text-style-name="P4"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Give an example of a deadlock detection and recovery system. Elaborate on the advantages and disadvantages of your system.</text:span></text:p>
              </text:list-item>
              <text:list-item>
                <text:p><text:span text:style-name="T9">Answer: </text:span></text:p>
                <text:list>
                  <text:list-item>
                    <text:p><text:span text:style-name="T11">The system can have a timer – software based – that monitors how long a resource has been in possession by a process. If a significant amount of time has passed, the timer can preempt (forcefully release) the resource that is occupied by the deadlocked process.</text:span></text:p>
                    <text:list>
                      <text:list-item>
                        <text:p><text:span text:style-name="T11">This is called </text:span><text:span text:style-name="T11"><text:a xlink:href="https://en.wikipedia.org/wiki/Watchdog_timer" xlink:type="simple">Watchdog Timer</text:a></text:span><text:span text:style-name="T11">.</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23" presentation:class="page"/>
          <draw:frame presentation:style-name="pr6" draw:text-style-name="P4"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Give an example of a deadlock detection and recovery system. Elaborate on the advantages and disadvantages of your system.</text:span></text:p>
              </text:list-item>
              <text:list-item>
                <text:p><text:span text:style-name="T9">Answer: </text:span></text:p>
                <text:list>
                  <text:list-item>
                    <text:p><text:span text:style-name="T11">Advantages</text:span></text:p>
                    <text:list>
                      <text:list-item>
                        <text:p><text:span text:style-name="T11">Watchdog timers are quite flexible and can be used to correct many different kinds of errors/failures, including deadlock.</text:span></text:p>
                        <text:list>
                          <text:list-item>
                            <text:p><text:span text:style-name="T11">A single WDT can be used to safeguard an entire system</text:span></text:p>
                          </text:list-item>
                        </text:list>
                      </text:list-item>
                      <text:list-item>
                        <text:p><text:span text:style-name="T11">Easier to implement than model checking and proving correctness</text:span></text:p>
                        <text:list>
                          <text:list-item>
                            <text:p><text:span text:style-name="T16">State explosion</text:span><text:span text:style-name="T11"> makes proving software very difficult</text:span></text:p>
                          </text:list-item>
                        </text:list>
                      </text:list-item>
                    </text:list>
                  </text:list-item>
                  <text:list-item>
                    <text:p><text:span text:style-name="T11">Disadvantages</text:span></text:p>
                    <text:list>
                      <text:list-item>
                        <text:p><text:span text:style-name="T11">Require more resources</text:span></text:p>
                      </text:list-item>
                      <text:list-item>
                        <text:p><text:span text:style-name="T11">Hard to determine the interval</text:span></text:p>
                        <text:list>
                          <text:list-item>
                            <text:p><text:span text:style-name="T15">i.e. How long until preemption?</text:span></text:p>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6" draw:text-style-name="P4"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8</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scheduling algorithm is provably optimal? Meaning, it gives the minimum average waiting time for a given set of processes.</text:span></text:p>
              </text:list-item>
              <text:list-item>
                <text:p><text:span text:style-name="T9">Options: </text:span></text:p>
                <text:list>
                  <text:list-item>
                    <text:p><text:span text:style-name="T11">A) Round Robin</text:span></text:p>
                  </text:list-item>
                  <text:list-item>
                    <text:p><text:span text:style-name="T11">B) First Come First Serve</text:span></text:p>
                  </text:list-item>
                  <text:list-item>
                    <text:p><text:span text:style-name="T11">C) Priority</text:span></text:p>
                  </text:list-item>
                  <text:list-item>
                    <text:p><text:span text:style-name="T11">D) Shortest Job First</text:span></text:p>
                  </text:list-item>
                  <text:list-item>
                    <text:p><text:span text:style-name="T11">E) None of the above</text:span></text:p>
                  </text:list-item>
                </text:list>
              </text:list-item>
              <text:list-item>
                <text:p><text:span text:style-name="T9">Answer:</text:span><text:span text:style-name="T11"> </text:span><text:span text:style-name="T12">D</text:span></text:p>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6" draw:text-style-name="P4"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9</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scheduling algorithm cannot be preemptive?</text:span></text:p>
              </text:list-item>
              <text:list-item>
                <text:p><text:span text:style-name="T9">Options: </text:span></text:p>
                <text:list>
                  <text:list-item>
                    <text:p><text:span text:style-name="T11">A) Round Robin</text:span></text:p>
                  </text:list-item>
                  <text:list-item>
                    <text:p><text:span text:style-name="T11">B) First Come First Serve</text:span></text:p>
                  </text:list-item>
                  <text:list-item>
                    <text:p><text:span text:style-name="T11">C) Priority</text:span></text:p>
                  </text:list-item>
                  <text:list-item>
                    <text:p><text:span text:style-name="T11">D) Shortest Job First</text:span></text:p>
                  </text:list-item>
                  <text:list-item>
                    <text:p><text:span text:style-name="T11">E) None of the above</text:span></text:p>
                  </text:list-item>
                </text:list>
              </text:list-item>
              <text:list-item>
                <text:p><text:span text:style-name="T9">Answer:</text:span><text:span text:style-name="T11"> </text:span><text:span text:style-name="T12">B</text:span></text:p>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6" draw:text-style-name="P4"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0</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scheduling algorithm </text:span><text:span text:style-name="T17">typically</text:span><text:span text:style-name="T10"> has the longest/largest average waiting time?</text:span></text:p>
              </text:list-item>
              <text:list-item>
                <text:p><text:span text:style-name="T9">Options: </text:span></text:p>
                <text:list>
                  <text:list-item>
                    <text:p><text:span text:style-name="T11">A) Round Robin</text:span></text:p>
                  </text:list-item>
                  <text:list-item>
                    <text:p><text:span text:style-name="T11">B) First Come First Serve</text:span></text:p>
                  </text:list-item>
                  <text:list-item>
                    <text:p><text:span text:style-name="T11">C) Priority</text:span></text:p>
                  </text:list-item>
                  <text:list-item>
                    <text:p><text:span text:style-name="T11">D) Shortest Job First</text:span></text:p>
                  </text:list-item>
                  <text:list-item>
                    <text:p><text:span text:style-name="T11">E) None of the above</text:span></text:p>
                  </text:list-item>
                </text:list>
              </text:list-item>
              <text:list-item>
                <text:p><text:span text:style-name="T9">Answer:</text:span><text:span text:style-name="T11"> </text:span><text:span text:style-name="T12">B</text:span></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6" draw:text-style-name="P4"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n the Shortest Job First (SJF) scheduling algorithm, if the next 2 processes/jobs have the same (CPU) burst time, which scheduling algorithm is used to determine the next job?</text:span></text:p>
              </text:list-item>
              <text:list-item>
                <text:p><text:span text:style-name="T9">Options: </text:span></text:p>
                <text:list>
                  <text:list-item>
                    <text:p><text:span text:style-name="T11">A) Round Robin</text:span></text:p>
                  </text:list-item>
                  <text:list-item>
                    <text:p><text:span text:style-name="T11">B) First Come First Serve</text:span></text:p>
                  </text:list-item>
                  <text:list-item>
                    <text:p><text:span text:style-name="T11">C) Priority</text:span></text:p>
                  </text:list-item>
                  <text:list-item>
                    <text:p><text:span text:style-name="T11">D) Shortest Job First</text:span></text:p>
                  </text:list-item>
                  <text:list-item>
                    <text:p><text:span text:style-name="T11">E) None of the above</text:span></text:p>
                  </text:list-item>
                </text:list>
              </text:list-item>
              <text:list-item>
                <text:p><text:span text:style-name="T9">Answer:</text:span><text:span text:style-name="T11"> </text:span><text:span text:style-name="T12">B</text:span></text:p>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6" draw:text-style-name="P4"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The Shortest Job First (SJF) scheduling algorithm must be:</text:span></text:p>
              </text:list-item>
              <text:list-item>
                <text:p><text:span text:style-name="T9">Options: </text:span></text:p>
                <text:list>
                  <text:list-item>
                    <text:p><text:span text:style-name="T11">A) Can only be preemptive</text:span></text:p>
                  </text:list-item>
                  <text:list-item>
                    <text:p><text:span text:style-name="T11">B) Can only be non-preemptive</text:span></text:p>
                  </text:list-item>
                  <text:list-item>
                    <text:p><text:span text:style-name="T11">C) Does not matter; both preemptive and non-preemptive are acceptable</text:span></text:p>
                  </text:list-item>
                  <text:list-item>
                    <text:p><text:span text:style-name="T11">D) All of the above</text:span></text:p>
                  </text:list-item>
                  <text:list-item>
                    <text:p><text:span text:style-name="T11">E) None of the above</text:span></text:p>
                  </text:list-item>
                </text:list>
              </text:list-item>
              <text:list-item>
                <text:p><text:span text:style-name="T9">Answer:</text:span><text:span text:style-name="T11"> </text:span><text:span text:style-name="T12">C</text:span></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6" draw:text-style-name="P4"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A system containing four resources of the same type that are shared by three threads, each of which needs at least two resources, is in a deadlock state.</text:span></text:p>
              </text:list-item>
              <text:list-item>
                <text:p><text:span text:style-name="T9">Options: </text:span></text:p>
                <text:list>
                  <text:list-item>
                    <text:p><text:span text:style-name="T11">A) True</text:span></text:p>
                  </text:list-item>
                  <text:list-item>
                    <text:p><text:span text:style-name="T11">B) False</text:span></text:p>
                  </text:list-item>
                  <text:list-item>
                    <text:p><text:span text:style-name="T11">C) Cannot be determined</text:span></text:p>
                  </text:list-item>
                  <text:list-item>
                    <text:p><text:span text:style-name="T11">D) Not enough information</text:span></text:p>
                  </text:list-item>
                  <text:list-item>
                    <text:p><text:span text:style-name="T11">E) None of the above</text:span></text:p>
                  </text:list-item>
                </text:list>
              </text:list-item>
              <text:list-item>
                <text:p><text:span text:style-name="T9">Answer:</text:span><text:span text:style-name="T11"> </text:span><text:span text:style-name="T12">B</text:span></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6" draw:text-style-name="P4"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possible to have deadlock with a single mutex? Explain why or why not?</text:span></text:p>
              </text:list-item>
              <text:list-item>
                <text:p><text:span text:style-name="T9">Hint: </text:span></text:p>
                <text:list>
                  <text:list-item>
                    <text:p><text:span text:style-name="T18">There are 2 sides to this answer</text:span></text:p>
                  </text:list-item>
                  <text:list-item>
                    <text:p><text:span text:style-name="T18">Pick a side and explain</text:span></text:p>
                  </text:list-item>
                </text:list>
              </text:list-item>
            </text:list>
          </draw:text-box>
        </draw:frame>
        <presentation:notes draw:style-name="dp2" presentation:use-date-time-name="dtd1">
          <draw:page-thumbnail draw:style-name="gr1" draw:layer="layout" svg:width="12.292cm" svg:height="10.386cm" svg:x="4.352cm" svg:y="3.104cm" draw:page-number="31" presentation:class="page"/>
          <draw:frame presentation:style-name="pr6" draw:text-style-name="P4"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possible to have deadlock with a single mutex? Explain why or why not?</text:span></text:p>
              </text:list-item>
              <text:list-item>
                <text:p><text:span text:style-name="T9">Answer: </text:span></text:p>
                <text:list>
                  <text:list-item>
                    <text:p><text:span text:style-name="T11">Yes and no; depends on the situation. If the single mutex is locked and unlocked appropriately, then there is no deadlock. If a thread/process fails, or forgets, to release the mutex, then there can be deadlock. This is called </text:span><text:span text:style-name="T13">Hold &amp; Wait</text:span><text:span text:style-name="T11">.</text:span></text:p>
                  </text:list-item>
                </text:list>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6" draw:text-style-name="P4" draw:layer="layout" svg:width="15.199cm" svg:height="12.464cm" svg:x="2.9cm" svg:y="14.157cm" presentation:class="notes" presentation:placeholder="true">
            <draw:text-box/>
          </draw:frame>
        </presentation:notes>
      </draw:page>
      <draw:page draw:name="page3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5</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at is the difference between an atomic variable and mutex lock?</text:span></text:p>
              </text:list-item>
              <text:list-item>
                <text:p><text:span text:style-name="T9">Hint: </text:span></text:p>
                <text:list>
                  <text:list-item>
                    <text:p><text:span text:style-name="T11">What is a mutex lock?</text:span></text:p>
                  </text:list-item>
                  <text:list-item>
                    <text:p><text:span text:style-name="T11">What is an atomic variable?</text:span></text:p>
                  </text:list-item>
                  <text:list-item>
                    <text:p><text:span text:style-name="T11">Think about where you would use each one</text:span></text:p>
                  </text:list-item>
                </text:list>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6" draw:text-style-name="P4" draw:layer="layout" svg:width="15.199cm" svg:height="12.464cm" svg:x="2.9cm" svg:y="14.157cm" presentation:class="notes" presentation:placeholder="true">
            <draw:text-box/>
          </draw:frame>
        </presentation:notes>
      </draw:page>
      <draw:page draw:name="page3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5</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at is the difference between an atomic variable and mutex lock?</text:span></text:p>
              </text:list-item>
              <text:list-item>
                <text:p><text:span text:style-name="T9">Answer: </text:span></text:p>
                <text:list>
                  <text:list-item>
                    <text:p><text:span text:style-name="T11">A mutex lock protects a critical section. The critical section can span many lines of code or protect a single variable. In short, mutexes are used to perform mutually exclusive actions. On the other hand, an atomic variable performs an atomic operation, which is a single operation that is mutually exclusive.</text:span></text:p>
                  </text:list-item>
                  <text:list-item>
                    <text:p><text:span text:style-name="T11">For example: mutexes can be used to protect writing to a file, modifying global variables, etc. On the other hand, an atomic variable can only protect a (global) variable via atomicity (the operation becomes indivisible).</text:span></text:p>
                  </text:list-item>
                </text:list>
              </text:list-item>
            </text:list>
          </draw:text-box>
        </draw:frame>
        <presentation:notes draw:style-name="dp2" presentation:use-date-time-name="dtd1">
          <draw:page-thumbnail draw:style-name="gr1" draw:layer="layout" svg:width="12.292cm" svg:height="10.386cm" svg:x="4.352cm" svg:y="3.104cm" draw:page-number="34" presentation:class="page"/>
          <draw:frame presentation:style-name="pr6" draw:text-style-name="P4" draw:layer="layout" svg:width="15.199cm" svg:height="12.464cm" svg:x="2.9cm" svg:y="14.157cm" presentation:class="notes" presentation:placeholder="true">
            <draw:text-box/>
          </draw:frame>
        </presentation:notes>
      </draw:page>
      <draw:page draw:name="page3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6</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cannot cause deadlock?</text:span></text:p>
              </text:list-item>
              <text:list-item>
                <text:p><text:span text:style-name="T9">Options: </text:span></text:p>
                <text:list>
                  <text:list-item>
                    <text:p><text:span text:style-name="T11">A) Not releasing the mutex lock, which causes the thread to have exclusive access, there by preventing a deadlock</text:span></text:p>
                  </text:list-item>
                  <text:list-item>
                    <text:p><text:span text:style-name="T11">B) If two or more mutex locks are used, the order in which the locks are acquired are different for each thread, which prevents deadlock because each thread can acquire a different lock</text:span></text:p>
                  </text:list-item>
                  <text:list-item>
                    <text:p><text:span text:style-name="T11">C) If there is a circular wait where P1 is waiting on P2, and P2 is waiting on P3, and P3 is waiting on P1.</text:span></text:p>
                  </text:list-item>
                  <text:list-item>
                    <text:p><text:span text:style-name="T11">D) All of the above</text:span></text:p>
                  </text:list-item>
                  <text:list-item>
                    <text:p><text:span text:style-name="T11">E) None of the above</text:span></text:p>
                  </text:list-item>
                </text:list>
              </text:list-item>
              <text:list-item>
                <text:p><text:span text:style-name="T9">Answer:</text:span><text:span text:style-name="T11"> </text:span><text:span text:style-name="T12">E</text:span></text:p>
              </text:list-item>
            </text:list>
          </draw:text-box>
        </draw:frame>
        <presentation:notes draw:style-name="dp2" presentation:use-date-time-name="dtd1">
          <draw:page-thumbnail draw:style-name="gr1" draw:layer="layout" svg:width="12.292cm" svg:height="10.386cm" svg:x="4.352cm" svg:y="3.104cm" draw:page-number="35" presentation:class="page"/>
          <draw:frame presentation:style-name="pr6" draw:text-style-name="P4" draw:layer="layout" svg:width="15.199cm" svg:height="12.464cm" svg:x="2.9cm" svg:y="14.157cm" presentation:class="notes" presentation:placeholder="true">
            <draw:text-box/>
          </draw:frame>
        </presentation:notes>
      </draw:page>
      <draw:page draw:name="page3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7</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is NOT a system call?</text:span></text:p>
              </text:list-item>
              <text:list-item>
                <text:p><text:span text:style-name="T9">Options: </text:span></text:p>
                <text:list>
                  <text:list-item>
                    <text:p><text:span text:style-name="T11">A) </text:span><text:span text:style-name="T13">fork()</text:span></text:p>
                  </text:list-item>
                  <text:list-item>
                    <text:p><text:span text:style-name="T11">B) </text:span><text:span text:style-name="T13">wait()</text:span></text:p>
                  </text:list-item>
                  <text:list-item>
                    <text:p><text:span text:style-name="T11">C) </text:span><text:span text:style-name="T13">pthread_create()</text:span></text:p>
                  </text:list-item>
                  <text:list-item>
                    <text:p><text:span text:style-name="T11">D) </text:span><text:span text:style-name="T13">pthread_exit()</text:span></text:p>
                  </text:list-item>
                  <text:list-item>
                    <text:p><text:span text:style-name="T11">E) Two of the above</text:span></text:p>
                  </text:list-item>
                  <text:list-item>
                    <text:p><text:span text:style-name="T11">F) None of the above</text:span></text:p>
                  </text:list-item>
                  <text:list-item>
                    <text:p><text:span text:style-name="T11">G) All of the above</text:span></text:p>
                  </text:list-item>
                </text:list>
              </text:list-item>
              <text:list-item>
                <text:p><text:span text:style-name="T9">Answer:</text:span><text:span text:style-name="T11"> </text:span><text:span text:style-name="T12">E</text:span></text:p>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6" draw:text-style-name="P4" draw:layer="layout" svg:width="15.199cm" svg:height="12.464cm" svg:x="2.9cm" svg:y="14.157cm" presentation:class="notes" presentation:placeholder="true">
            <draw:text-box/>
          </draw:frame>
        </presentation:notes>
      </draw:page>
      <draw:page draw:name="page3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8</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scheduling algorithms could result in starvation?</text:span></text:p>
              </text:list-item>
              <text:list-item>
                <text:p><text:span text:style-name="T9">Options: </text:span></text:p>
                <text:list>
                  <text:list-item>
                    <text:p><text:span text:style-name="T11">A) First Come First Serve</text:span></text:p>
                  </text:list-item>
                  <text:list-item>
                    <text:p><text:span text:style-name="T11">B) Priority Scheduling</text:span></text:p>
                  </text:list-item>
                  <text:list-item>
                    <text:p><text:span text:style-name="T11">C) Shortest Job First</text:span></text:p>
                  </text:list-item>
                  <text:list-item>
                    <text:p><text:span text:style-name="T11">D) Round Robin</text:span></text:p>
                  </text:list-item>
                  <text:list-item>
                    <text:p><text:span text:style-name="T11">E) All non-preemption algorithms</text:span></text:p>
                  </text:list-item>
                  <text:list-item>
                    <text:p><text:span text:style-name="T11">F) A and B</text:span></text:p>
                  </text:list-item>
                  <text:list-item>
                    <text:p><text:span text:style-name="T11">G) C and D</text:span></text:p>
                  </text:list-item>
                  <text:list-item>
                    <text:p><text:span text:style-name="T11">H) B and C</text:span></text:p>
                  </text:list-item>
                  <text:list-item>
                    <text:p><text:span text:style-name="T11">I) None of the above</text:span></text:p>
                  </text:list-item>
                </text:list>
              </text:list-item>
              <text:list-item>
                <text:p><text:span text:style-name="T9">Answer:</text:span><text:span text:style-name="T11"> </text:span><text:span text:style-name="T12">H</text:span></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6" draw:text-style-name="P4" draw:layer="layout" svg:width="15.199cm" svg:height="12.464cm" svg:x="2.9cm" svg:y="14.157cm" presentation:class="notes" presentation:placeholder="true">
            <draw:text-box/>
          </draw:frame>
        </presentation:notes>
      </draw:page>
      <draw:page draw:name="page38"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19</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ich of the following scheduling algorithms could result in starvation?</text:span></text:p>
              </text:list-item>
              <text:list-item>
                <text:p><text:span text:style-name="T9">Options: </text:span></text:p>
                <text:list>
                  <text:list-item>
                    <text:p><text:span text:style-name="T11">A) First Come First Serve</text:span></text:p>
                  </text:list-item>
                  <text:list-item>
                    <text:p><text:span text:style-name="T11">B) Priority Scheduling</text:span></text:p>
                  </text:list-item>
                  <text:list-item>
                    <text:p><text:span text:style-name="T11">C) Shortest Job First</text:span></text:p>
                  </text:list-item>
                  <text:list-item>
                    <text:p><text:span text:style-name="T11">D) Round Robin</text:span></text:p>
                  </text:list-item>
                  <text:list-item>
                    <text:p><text:span text:style-name="T11">E) All non-preemption algorithms</text:span></text:p>
                  </text:list-item>
                  <text:list-item>
                    <text:p><text:span text:style-name="T11">F) A and B</text:span></text:p>
                  </text:list-item>
                  <text:list-item>
                    <text:p><text:span text:style-name="T11">G) C and D</text:span></text:p>
                  </text:list-item>
                  <text:list-item>
                    <text:p><text:span text:style-name="T11">H) B and C</text:span></text:p>
                  </text:list-item>
                  <text:list-item>
                    <text:p><text:span text:style-name="T11">I) None of the above</text:span></text:p>
                  </text:list-item>
                </text:list>
              </text:list-item>
              <text:list-item>
                <text:p><text:span text:style-name="T9">Answer:</text:span><text:span text:style-name="T11"> </text:span><text:span text:style-name="T12">H</text:span></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6" draw:text-style-name="P4" draw:layer="layout" svg:width="15.199cm" svg:height="12.464cm" svg:x="2.9cm" svg:y="14.157cm" presentation:class="notes" presentation:placeholder="true">
            <draw:text-box/>
          </draw:frame>
        </presentation:notes>
      </draw:page>
      <draw:page draw:name="page39"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0</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at is the difference between concurrency and parallelism?</text:span></text:p>
              </text:list-item>
              <text:list-item>
                <text:p><text:span text:style-name="T9">Answer: </text:span></text:p>
                <text:list>
                  <text:list-item>
                    <text:p><text:span text:style-name="T11">Concurrency is when two or more tasks make progress and complete in overlapping time periods (take turns).</text:span></text:p>
                    <text:list>
                      <text:list-item>
                        <text:p><text:span text:style-name="T19">i.e. Cutting several vegetables with a single knife</text:span></text:p>
                      </text:list-item>
                      <text:list-item>
                        <text:p><text:span text:style-name="T20">i.e. Two or more lines of customers ordering food from a single cashier. Customers take turns ordering food.</text:span></text:p>
                      </text:list-item>
                    </text:list>
                  </text:list-item>
                  <text:list-item>
                    <text:p><text:span text:style-name="T11">Parallelism is when two or more tasks/jobs run at the same time (simultaneously).</text:span></text:p>
                    <text:list>
                      <text:list-item>
                        <text:p><text:span text:style-name="T19">i.e. Cutting several vegetables, using both hands, with a knife in each hand, and each knife cuts a different vegetable</text:span></text:p>
                      </text:list-item>
                      <text:list-item>
                        <text:p><text:span text:style-name="T20">i.e. Two or more lines of customers ordering food from two or more cashiers. Each cashier handles its own lin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39" presentation:class="page"/>
          <draw:frame presentation:style-name="pr6" draw:text-style-name="P4" draw:layer="layout" svg:width="15.199cm" svg:height="12.464cm" svg:x="2.9cm" svg:y="14.157cm" presentation:class="notes" presentation:placeholder="true">
            <draw:text-box/>
          </draw:frame>
        </presentation:notes>
      </draw:page>
      <draw:page draw:name="page40"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possible to have concurrency but not parallelism?</text:span></text:p>
              </text:list-item>
              <text:list-item>
                <text:p><text:span text:style-name="T9">Options:</text:span></text:p>
                <text:list>
                  <text:list-item>
                    <text:p><text:span text:style-name="T11">A) No, because parallelism is a subset of concurrency</text:span></text:p>
                  </text:list-item>
                  <text:list-item>
                    <text:p><text:span text:style-name="T11">B) Yes; the two have little to do with each other. The concepts are separate ideas</text:span></text:p>
                  </text:list-item>
                  <text:list-item>
                    <text:p><text:span text:style-name="T11">C) Only under select circumstances with very specific hardware</text:span></text:p>
                  </text:list-item>
                  <text:list-item>
                    <text:p><text:span text:style-name="T11">D) Not enough information provided to answer this question</text:span></text:p>
                  </text:list-item>
                  <text:list-item>
                    <text:p><text:span text:style-name="T11">E) None of the above</text:span></text:p>
                  </text:list-item>
                </text:list>
              </text:list-item>
              <text:list-item>
                <text:p><text:span text:style-name="T9">Answer: </text:span><text:span text:style-name="T12">B</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6" draw:text-style-name="P4" draw:layer="layout" svg:width="15.199cm" svg:height="12.464cm" svg:x="2.9cm" svg:y="14.157cm" presentation:class="notes" presentation:placeholder="true">
            <draw:text-box/>
          </draw:frame>
        </presentation:notes>
      </draw:page>
      <draw:page draw:name="page41"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1</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possible to have concurrency but not parallelism?</text:span></text:p>
              </text:list-item>
              <text:list-item>
                <text:p><text:span text:style-name="T9">Answer:</text:span></text:p>
                <text:list>
                  <text:list-item>
                    <text:p><text:span text:style-name="T11">It is possible to have concurrency but not parallelism. Consider a single-core CPU and a multi-threaded application. The threads can take turns executing on the CPU. This way, all threads can make progress ‘‘at the same time’’, and reach completion.</text:span></text:p>
                    <text:list>
                      <text:list-item>
                        <text:p><text:span text:style-name="T15">Note: ‘‘at the same time’’ implies that calculations are being performed so quickly that progress appears to be simultaneous (to the human eye).</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1" presentation:class="page"/>
          <draw:frame presentation:style-name="pr6" draw:text-style-name="P4" draw:layer="layout" svg:width="15.199cm" svg:height="12.464cm" svg:x="2.9cm" svg:y="14.157cm" presentation:class="notes" presentation:placeholder="true">
            <draw:text-box/>
          </draw:frame>
        </presentation:notes>
      </draw:page>
      <draw:page draw:name="page42"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Original versions of Apple’s mobile operating system, iOS, provided no means of concurrent processing. Discuss three major complications that concurrent processing adds to an operating system</text:span></text:p>
              </text:list-item>
              <text:list-item>
                <text:p><text:span text:style-name="T9">Hints:</text:span></text:p>
                <text:list>
                  <text:list-item>
                    <text:p><text:span text:style-name="T21">Programming/debugging</text:span></text:p>
                  </text:list-item>
                  <text:list-item>
                    <text:p><text:span text:style-name="T21">Security</text:span></text:p>
                  </text:list-item>
                  <text:list-item>
                    <text:p><text:span text:style-name="T21">Deadlock</text:span></text:p>
                  </text:list-item>
                </text:list>
              </text:list-item>
            </text:list>
          </draw:text-box>
        </draw:frame>
        <presentation:notes draw:style-name="dp2" presentation:use-date-time-name="dtd1">
          <draw:page-thumbnail draw:style-name="gr1" draw:layer="layout" svg:width="12.292cm" svg:height="10.386cm" svg:x="4.352cm" svg:y="3.104cm" draw:page-number="42" presentation:class="page"/>
          <draw:frame presentation:style-name="pr6" draw:text-style-name="P4" draw:layer="layout" svg:width="15.199cm" svg:height="12.464cm" svg:x="2.9cm" svg:y="14.157cm" presentation:class="notes" presentation:placeholder="true">
            <draw:text-box/>
          </draw:frame>
        </presentation:notes>
      </draw:page>
      <draw:page draw:name="page43"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2</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Original versions of Apple’s mobile operating system, iOS, provided no means of concurrent processing. Discuss three major complications that concurrent processing adds to an operating system</text:span></text:p>
              </text:list-item>
              <text:list-item>
                <text:p><text:span text:style-name="T9">Answer:</text:span></text:p>
                <text:list>
                  <text:list-item>
                    <text:p><text:span text:style-name="T22">Complex:</text:span><text:span text:style-name="T21"> The added complexity of concurrency, makes it much (much) harder to (properly) design, program, test, and debug a concurrent system; when compared to non-concurrent systems. It takes more time, and money, to create a successful concurrent system.</text:span></text:p>
                  </text:list-item>
                  <text:list-item>
                    <text:p><text:span text:style-name="T22">Security:</text:span><text:span text:style-name="T21"> Concurrency introduces new security holes to a system that can be maliciously exploited by an attacker. If concurrency isn’t properly implemented it can lead to race condition bugs, memory corruption, buffer/stack overflow, etc.</text:span></text:p>
                  </text:list-item>
                  <text:list-item>
                    <text:p><text:span text:style-name="T21">Deadlock: This is a major problem introduced by concurrent programming. Deadlocks lead to a variety of problems such as… </text:span></text:p>
                    <text:list>
                      <text:list-item>
                        <text:p><text:span text:style-name="T23">Homework; think about everything you have learned so far.</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3" presentation:class="page"/>
          <draw:frame presentation:style-name="pr6" draw:text-style-name="P4" draw:layer="layout" svg:width="15.199cm" svg:height="12.464cm" svg:x="2.9cm" svg:y="14.157cm" presentation:class="notes" presentation:placeholder="true">
            <draw:text-box/>
          </draw:frame>
        </presentation:notes>
      </draw:page>
      <draw:page draw:name="page44"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y are concurrency and paralleism important?</text:span></text:p>
              </text:list-item>
              <text:list-item>
                <text:p><text:span text:style-name="T9">Hint:</text:span></text:p>
                <text:list>
                  <text:list-item>
                    <text:p><text:span text:style-name="T21">Moore’s Law</text:span></text:p>
                  </text:list-item>
                  <text:list-item>
                    <text:p><text:span text:style-name="T21">Performance</text:span></text:p>
                    <text:list>
                      <text:list-item>
                        <text:p><text:span text:style-name="T21">Efficiency</text:span></text:p>
                      </text:list-item>
                      <text:list-item>
                        <text:p><text:span text:style-name="T21">Speed</text:span></text:p>
                      </text:list-item>
                    </text:list>
                  </text:list-item>
                  <text:list-item>
                    <text:p><text:span text:style-name="T22">Think about the advantages of each!</text:span></text:p>
                  </text:list-item>
                </text:list>
              </text:list-item>
            </text:list>
          </draw:text-box>
        </draw:frame>
        <presentation:notes draw:style-name="dp2" presentation:use-date-time-name="dtd1">
          <draw:page-thumbnail draw:style-name="gr1" draw:layer="layout" svg:width="12.292cm" svg:height="10.386cm" svg:x="4.352cm" svg:y="3.104cm" draw:page-number="44" presentation:class="page"/>
          <draw:frame presentation:style-name="pr6" draw:text-style-name="P4" draw:layer="layout" svg:width="15.199cm" svg:height="12.464cm" svg:x="2.9cm" svg:y="14.157cm" presentation:class="notes" presentation:placeholder="true">
            <draw:text-box/>
          </draw:frame>
        </presentation:notes>
      </draw:page>
      <draw:page draw:name="page45"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3</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Why are concurrency and paralleism important?</text:span></text:p>
              </text:list-item>
              <text:list-item>
                <text:p><text:span text:style-name="T9">Answer:</text:span></text:p>
                <text:list>
                  <text:list-item>
                    <text:p><text:span text:style-name="T23">Homework</text:span></text:p>
                    <text:list>
                      <text:list-item>
                        <text:p><text:span text:style-name="T23">Use the hints provided</text:span></text:p>
                      </text:list-item>
                    </text:list>
                  </text:list-item>
                </text:list>
              </text:list-item>
            </text:list>
          </draw:text-box>
        </draw:frame>
        <presentation:notes draw:style-name="dp2" presentation:use-date-time-name="dtd1">
          <draw:page-thumbnail draw:style-name="gr1" draw:layer="layout" svg:width="12.292cm" svg:height="10.386cm" svg:x="4.352cm" svg:y="3.104cm" draw:page-number="45" presentation:class="page"/>
          <draw:frame presentation:style-name="pr6" draw:text-style-name="P4" draw:layer="layout" svg:width="15.199cm" svg:height="12.464cm" svg:x="2.9cm" svg:y="14.157cm" presentation:class="notes" presentation:placeholder="true">
            <draw:text-box/>
          </draw:frame>
        </presentation:notes>
      </draw:page>
      <draw:page draw:name="page46"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Question #24</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9">Question:</text:span><text:span text:style-name="T10"> Is it possible for a non-concurrency system to experience deadlock?</text:span></text:p>
              </text:list-item>
              <text:list-item>
                <text:p><text:span text:style-name="T9">Options:</text:span></text:p>
                <text:list>
                  <text:list-item>
                    <text:p><text:span text:style-name="T11">A) Yes</text:span></text:p>
                  </text:list-item>
                  <text:list-item>
                    <text:p><text:span text:style-name="T11">B) No</text:span></text:p>
                  </text:list-item>
                  <text:list-item>
                    <text:p><text:span text:style-name="T11">C) Maybe</text:span></text:p>
                  </text:list-item>
                  <text:list-item>
                    <text:p><text:span text:style-name="T11">D) Depends</text:span></text:p>
                  </text:list-item>
                </text:list>
              </text:list-item>
              <text:list-item>
                <text:p><text:span text:style-name="T9">Answer: </text:span><text:span text:style-name="T24">B</text:span></text:p>
              </text:list-item>
            </text:list>
          </draw:text-box>
        </draw:frame>
        <presentation:notes draw:style-name="dp2" presentation:use-date-time-name="dtd1">
          <draw:page-thumbnail draw:style-name="gr1" draw:layer="layout" svg:width="12.292cm" svg:height="10.386cm" svg:x="4.352cm" svg:y="3.104cm" draw:page-number="46" presentation:class="page"/>
          <draw:frame presentation:style-name="pr6" draw:text-style-name="P4" draw:layer="layout" svg:width="15.199cm" svg:height="12.464cm" svg:x="2.9cm" svg:y="14.157cm" presentation:class="notes" presentation:placeholder="true">
            <draw:text-box/>
          </draw:frame>
        </presentation:notes>
      </draw:page>
      <draw:page draw:name="page47" draw:style-name="dp1" draw:master-page-name="Vivid1" presentation:presentation-page-layout-name="AL2T1" presentation:use-date-time-name="dtd1">
        <office:forms form:automatic-focus="false" form:apply-design-mode="false"/>
        <draw:frame presentation:style-name="pr4" draw:text-style-name="P1" draw:layer="layout" svg:width="25.199cm" svg:height="3.507cm" svg:x="1.397cm" svg:y="0.336cm" presentation:class="title" presentation:user-transformed="true">
          <draw:text-box>
            <text:p>Still More To Review</text:p>
          </draw:text-box>
        </draw:frame>
        <draw:frame presentation:style-name="pr5" draw:text-style-name="P1" draw:layer="layout" svg:width="25.061cm" svg:height="12.955cm" svg:x="1.397cm" svg:y="5.333cm" presentation:class="outline" presentation:user-transformed="true">
          <draw:text-box>
            <text:list text:style-name="L2">
              <text:list-item>
                <text:p><text:span text:style-name="T10">GO</text:span></text:p>
              </text:list-item>
              <text:list-item>
                <text:p><text:span text:style-name="T10">IPC</text:span></text:p>
              </text:list-item>
              <text:list-item>
                <text:p><text:span text:style-name="T10">Scheduling</text:span></text:p>
              </text:list-item>
              <text:list-item>
                <text:p><text:span text:style-name="T10">Deadlock</text:span></text:p>
              </text:list-item>
              <text:list-item>
                <text:p><text:span text:style-name="T10">Signals</text:span></text:p>
              </text:list-item>
              <text:list-item>
                <text:p><text:span text:style-name="T10">Processes</text:span></text:p>
              </text:list-item>
              <text:list-item>
                <text:p><text:span text:style-name="T10">System Calls</text:span></text:p>
              </text:list-item>
              <text:list-item>
                <text:p><text:span text:style-name="T10">System Stack</text:span></text:p>
              </text:list-item>
            </text:list>
          </draw:text-box>
        </draw:frame>
        <presentation:notes draw:style-name="dp2" presentation:use-date-time-name="dtd1">
          <draw:page-thumbnail draw:style-name="gr1" draw:layer="layout" svg:width="12.292cm" svg:height="10.386cm" svg:x="4.352cm" svg:y="3.104cm" draw:page-number="47" presentation:class="page"/>
          <draw:frame presentation:style-name="pr6" draw:text-style-name="P4" draw:layer="layout" svg:width="15.199cm" svg:height="12.464cm" svg:x="2.9cm" svg:y="14.157cm" presentation:class="notes" presentation:placeholder="true">
            <draw:text-box/>
          </draw:frame>
        </presentation:notes>
      </draw:page>
      <draw:page draw:name="page48" draw:style-name="dp3" draw:master-page-name="Vivid2" presentation:presentation-page-layout-name="AL3T32" presentation:use-date-time-name="dtd1">
        <office:forms form:automatic-focus="false" form:apply-design-mode="false"/>
        <draw:frame presentation:style-name="pr7" draw:text-style-name="P5" draw:layer="layout" svg:width="25.199cm" svg:height="16.255cm" svg:x="1.397cm" svg:y="2.336cm" presentation:class="subtitle" presentation:user-transformed="true">
          <draw:text-box>
            <text:p><text:span text:style-name="T25">THE END</text:span></text:p>
          </draw:text-box>
        </draw:frame>
        <presentation:notes draw:style-name="dp2" presentation:use-date-time-name="dtd1">
          <draw:page-thumbnail draw:style-name="gr1" draw:layer="layout" svg:width="12.292cm" svg:height="10.386cm" svg:x="4.352cm" svg:y="3.104cm" draw:page-number="48" presentation:class="page"/>
          <draw:frame presentation:style-name="pr8"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ystem" style:font-pitch="variable"/>
    <style:font-face style:name="Liberation Sans1" svg:font-family="'Liberation Sans'" style:font-family-generic="roman" style:font-pitch="variable"/>
    <style:font-face style:name="Noto Sans" svg:font-family="'Noto Sans'" style:font-family-generic="system" style:font-pitch="variable"/>
    <style:font-face style:name="Noto Sans Regular" svg:font-family="'Noto Sans Regular'" style:font-family-generic="system" style:font-pitch="variable"/>
    <style:font-face style:name="Noto Sans1" svg:font-family="'Noto Sans'" style:font-family-generic="roman" style:font-pitch="variable"/>
    <style:font-face style:name="PingFang SC" svg:font-family="'PingFang SC'" style:font-family-generic="system" style:font-pitch="variable"/>
    <style:font-face style:name="Source Sans Pro" svg:font-family="'Source Sans Pro'" style:font-family-generic="system" style:font-pitch="variable"/>
    <style:font-face style:name="Source Sans Pro Black" svg:font-family="'Source Sans Pro Black'" style:font-family-generic="system" style:font-pitch="variable"/>
    <style:font-face style:name="Source Sans Pro Black1" svg:font-family="'Source Sans Pro Black'" style:font-adornments="Negra" style:font-pitch="variable"/>
    <style:font-face style:name="Source Sans Pro Black2" svg:font-family="'Source Sans Pro Black'" style:font-adornments="Negra" style:font-family-generic="system" style:font-pitch="variable"/>
    <style:font-face style:name="Source Sans Pro Light" svg:font-family="'Source Sans Pro Light'" style:font-family-generic="system" style:font-pitch="variable"/>
    <style:font-face style:name="Source Sans Pro Light1" svg:font-family="'Source Sans Pro Light'" style:font-adornments="Ligera" style:font-family-generic="system" style:font-pitch="variable"/>
    <style:font-face style:name="Source Sans Pro Light2" svg:font-family="'Source Sans Pro Light'" style:font-adornments="Ligera" style:font-pitch="variable"/>
    <style:font-face style:name="Source Sans Pro1" svg:font-family="'Source Sans Pro'"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Noto Sans Regular" fo:font-size="24pt" fo:language="de" fo:country="A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1"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1"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4cm" fo:text-indent="0cm"/>
      <style:text-properties fo:color="#dbf5f9" loext:opacity="100%" style:text-outline="false" style:text-line-through-style="none" style:text-line-through-type="none" style:font-name="Source Sans Pro1" fo:font-family="'Source Sans Pro'"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298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198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098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098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098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098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098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1"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495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298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198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098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098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098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098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098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1"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1"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298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198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098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098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098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098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098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6.8cm" fo:min-width="27.8cm" draw:shadow-offset-y="-0.05cm"/>
    </style:style>
    <style:style style:name="Mgr4" style:family="graphic" style:parent-style-name="Accent_20_1">
      <style:graphic-properties fo:min-height="3.8cm" fo:min-width="27.8cm"/>
    </style:style>
    <style:style style:name="Mgr5" style:family="graphic" style:parent-style-name="Accent_20_1">
      <style:graphic-properties fo:min-height="0.467cm" fo:min-width="27.8cm"/>
    </style:style>
    <style:style style:name="Mgr6" style:family="graphic" style:parent-style-name="Accent_20_1">
      <style:graphic-properties draw:fill="hatch" draw:fill-color="#009eda" draw:fill-hatch-name="Hatching_20_6" draw:fill-hatch-solid="true" fo:min-height="0.133cm" fo:min-width="27.8cm" draw:shadow-offset-y="-0.03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style:handout-master>
    <style:master-page style:name="Vivid" style:page-layout-name="PM1" draw:style-name="Mdp1">
      <draw:custom-shape draw:style-name="Mgr3" draw:text-style-name="MP5" draw:layer="backgroundobjects" svg:width="28cm" svg:height="7cm" svg:x="0cm" svg:y="13.999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667cm" svg:x="1.25cm" svg:y="18.999cm" presentation:class="date-time">
        <draw:text-box>
          <text:p text:style-name="MP6"><presentation:date-time/><text:s/></text:p>
        </draw:text-box>
      </draw:frame>
      <draw:frame presentation:style-name="Mpr1" draw:text-style-name="MP7" draw:layer="backgroundobjects" svg:width="9cm" svg:height="1.667cm" svg:x="9.5cm" svg:y="18.999cm" presentation:class="footer">
        <draw:text-box>
          <text:p text:style-name="MP7"><presentation:footer/><text:s/></text:p>
        </draw:text-box>
      </draw:frame>
      <draw:frame presentation:style-name="Mpr1" draw:text-style-name="MP8" draw:layer="backgroundobjects" svg:width="6.5cm" svg:height="1.667cm" svg:x="20cm" svg:y="18.999cm" presentation:class="page-number">
        <draw:text-box>
          <text:p text:style-name="MP8"><text:page-number>&lt;number&gt;</text:page-number><text:s/></text:p>
        </draw:text-box>
      </draw:frame>
      <draw:frame presentation:style-name="Vivid-title" draw:layer="backgroundobjects" svg:width="25cm" svg:height="12cm" svg:x="1.25cm" svg:y="1cm" presentation:class="title" presentation:placeholder="true">
        <draw:text-box/>
      </draw:frame>
      <draw:frame presentation:style-name="Vivid-outline1" draw:layer="backgroundobjects" svg:width="25cm" svg:height="4.333cm" svg:x="1.25cm" svg:y="14.333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5" draw:layer="backgroundobjects" svg:width="28cm" svg:height="4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3.667cm" svg:x="1.5cm" svg:y="0.333cm" presentation:class="title" presentation:placeholder="true">
        <draw:text-box/>
      </draw:frame>
      <draw:frame presentation:style-name="Vivid1-outline1" draw:layer="backgroundobjects" svg:width="25cm" svg:height="13cm" svg:x="1.5cm" svg:y="5.333cm" presentation:class="outline" presentation:placeholder="true">
        <draw:text-box/>
      </draw:frame>
      <draw:frame presentation:style-name="Mpr4" draw:text-style-name="MP6" draw:layer="backgroundobjects" svg:width="6.5cm" svg:height="1.667cm" svg:x="1.5cm" svg:y="19cm" presentation:class="date-time">
        <draw:text-box>
          <text:p text:style-name="MP6"><presentation:date-time/><text:s/></text:p>
        </draw:text-box>
      </draw:frame>
      <draw:frame presentation:style-name="Mpr4" draw:text-style-name="MP7" draw:layer="backgroundobjects" svg:width="9cm" svg:height="1.667cm" svg:x="9.5cm" svg:y="19cm" presentation:class="footer">
        <draw:text-box>
          <text:p text:style-name="MP7"><presentation:footer/><text:s/></text:p>
        </draw:text-box>
      </draw:frame>
      <draw:frame presentation:style-name="Mpr4" draw:text-style-name="MP8" draw:layer="backgroundobjects" svg:width="6.5cm" svg:height="1.667cm" svg:x="20cm" svg:y="19cm" presentation:class="page-number">
        <draw:text-box>
          <text:p text:style-name="MP8"><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667cm" svg:x="0cm" svg:y="-0.009cm">
        <text:p/>
        <draw:enhanced-geometry svg:viewBox="0 0 21600 21600" draw:mirror-vertical="true" draw:type="rectangle" draw:enhanced-path="M 0 0 L 21600 0 21600 21600 0 21600 0 0 Z N"/>
      </draw:custom-shape>
      <draw:frame presentation:style-name="Vivid2-title" draw:layer="backgroundobjects" svg:width="25cm" svg:height="3.667cm" svg:x="1.5cm" svg:y="1cm" presentation:class="title" presentation:placeholder="true">
        <draw:text-box/>
      </draw:frame>
      <draw:frame presentation:style-name="Vivid2-outline1" draw:layer="backgroundobjects" svg:width="25cm" svg:height="15cm" svg:x="1.5cm" svg:y="5.333cm" presentation:class="outline" presentation:placeholder="true">
        <draw:text-box/>
      </draw:frame>
      <draw:frame presentation:style-name="Mpr7" draw:text-style-name="MP6" draw:layer="backgroundobjects" svg:width="6.5cm" svg:height="1.667cm" svg:x="1.5cm" svg:y="19cm" presentation:class="date-time">
        <draw:text-box>
          <text:p text:style-name="MP6"><presentation:date-time/><text:s/></text:p>
        </draw:text-box>
      </draw:frame>
      <draw:frame presentation:style-name="Mpr7" draw:text-style-name="MP7" draw:layer="backgroundobjects" svg:width="9cm" svg:height="1.667cm" svg:x="9.5cm" svg:y="18.96cm" presentation:class="footer">
        <draw:text-box>
          <text:p text:style-name="MP7"><presentation:footer/><text:s/></text:p>
        </draw:text-box>
      </draw:frame>
      <draw:frame presentation:style-name="Mpr7" draw:text-style-name="MP8" draw:layer="backgroundobjects" svg:width="5.25cm" svg:height="1.667cm" svg:x="21.25cm" svg:y="19cm" presentation:class="page-number">
        <draw:text-box>
          <text:p text:style-name="MP8"><text:page-number>&lt;number&gt;</text:page-number><text:s/></text:p>
        </draw:text-box>
      </draw:frame>
      <draw:custom-shape draw:style-name="Mgr6" draw:text-style-name="MP9" draw:layer="backgroundobjects" svg:width="28cm" svg:height="0.333cm" svg:x="0cm" svg:y="20.666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3-29T10:12:40.235084929</meta:creation-date>
    <meta:editing-duration>PT11H13M37S</meta:editing-duration>
    <meta:editing-cycles>225</meta:editing-cycles>
    <meta:generator>LibreOffice/7.2.1.2$MacOSX_X86_64 LibreOffice_project/87b77fad49947c1441b67c559c339af8f3517e22</meta:generator>
    <dc:title>Vivid</dc:title>
    <dc:date>2022-04-13T13:22:15.833420728</dc:date>
    <meta:document-statistic meta:object-count="234"/>
  </office:meta>
</office:document-meta>
</file>